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" manifest:full-path="ObjectReplacements/Object 11"/>
  <manifest:file-entry manifest:media-type="application/x-openoffice-gdimetafile;windows_formatname=&quot;GDIMetaFile&quot;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" manifest:full-path="ObjectReplacements/Object 2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position="sub 58%"/>
    </style:style>
    <style:style style:name="fr1" style:family="graphic" style:parent-style-name="Formula">
      <style:graphic-properties style:vertical-pos="middle" style:vertical-rel="text" style:horizontal-pos="from-left" style:horizontal-rel="paragraph-conten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alutazione delle Prestazioni.</text:p>
      <text:p text:style-name="Standard"/>
      <text:p text:style-name="Standard">Concetti Preliminari.</text:p>
      <text:p text:style-name="Standard">Introduciamo il concetto di <text:span text:style-name="T1">stazione</text:span>, generalmente un componente informatico che riceve delle richieste da parte di un <text:span text:style-name="T1">utilizzatore</text:span>.</text:p>
      <text:p text:style-name="Standard">L'analisi delle prestazioni è molto importante perchè spesso ci troveremo nella situazione di avere poche risorse a fronte di tante richieste.</text:p>
      <text:p text:style-name="Standard">I parametri d'interesse sono chiaramente:</text:p>
      <text:list text:style-name="L1">
        <text:list-item>
          <text:p text:style-name="P1"><text:span text:style-name="T2">s</text:span> = <text:span text:style-name="T1">tempo di servizio</text:span>;</text:p>
        </text:list-item>
        <text:list-item>
          <text:p text:style-name="P1"><text:span text:style-name="T2">Tq</text:span> = <text:span text:style-name="T1">tempo di coda</text:span>;</text:p>
        </text:list-item>
        <text:list-item>
          <text:p text:style-name="P1"><text:span text:style-name="T3">λ</text:span><text:span text:style-name="T2"> </text:span>= <text:span text:style-name="T1">frequenza d'arrivo</text:span>;</text:p>
        </text:list-item>
        <text:list-item>
          <text:p text:style-name="P1"><text:span text:style-name="T2">R</text:span> = <text:span text:style-name="T1">tempo di risposta</text:span> = <text:span text:style-name="T2">Tq + s</text:span>;</text:p>
        </text:list-item>
        <text:list-item>
          <text:p text:style-name="P1"><text:span text:style-name="T2">N</text:span> = <text:span text:style-name="T1">numero di utenti nella stazione</text:span> = <text:span text:style-name="T2">Nq + Ns</text:span>, con <text:span text:style-name="T2">Ns</text:span> = 1 nel caso di un solo servente.</text:p>
        </text:list-item>
      </text:list>
      <text:p text:style-name="Standard"/>
      <text:p text:style-name="Standard">Analisi Operazionale.</text:p>
      <text:p text:style-name="Standard"/>
      <text:p text:style-name="Standard">Si definiscono tre <text:span text:style-name="T4">grandezze di base</text:span>:</text:p>
      <text:list text:style-name="L2">
        <text:list-item>
          <text:p text:style-name="P2"><text:span text:style-name="T2">T</text:span> = <text:span text:style-name="T1">tempo d'osservazione della stazione</text:span> [sec];</text:p>
        </text:list-item>
        <text:list-item>
          <text:p text:style-name="P2"><text:span text:style-name="T2">A</text:span> = <text:span text:style-name="T1">numero di arrivi</text:span> [job];</text:p>
        </text:list-item>
        <text:list-item>
          <text:p text:style-name="P2"><text:span text:style-name="T2">C</text:span> = <text:span text:style-name="T1">numero di completamenti</text:span> [job];</text:p>
        </text:list-item>
      </text:list>
      <text:p text:style-name="Standard"/>
      <text:p text:style-name="Standard">E' chiaro che sarà sempre <draw:frame draw:style-name="fr1" draw:name="Oggetto6" text:anchor-type="as-char" svg:width="2.147cm" svg:height="0.485cm" draw:z-index="1"><draw:object xlink:href="./Object 6" xlink:type="simple" xlink:show="embed" xlink:actuate="onLoad"/><draw:image xlink:href="./ObjectReplacements/Object 6" xlink:type="simple" xlink:show="embed" xlink:actuate="onLoad"/></draw:frame> ed entrambe saranno funzioni monotòne non decrescenti.</text:p>
      <text:p text:style-name="Standard">Il <text:span text:style-name="T1">numero di utenti</text:span> del sistema in un dato istante è, intuitivamente: <draw:frame draw:style-name="fr1" draw:name="Oggetto7" text:anchor-type="as-char" svg:width="3.891cm" svg:height="0.485cm" draw:z-index="5"><draw:object xlink:href="./Object 7" xlink:type="simple" xlink:show="embed" xlink:actuate="onLoad"/><draw:image xlink:href="./ObjectReplacements/Object 7" xlink:type="simple" xlink:show="embed" xlink:actuate="onLoad"/></draw:frame>.</text:p>
      <text:p text:style-name="Standard">La f<text:span text:style-name="T1">requenza di arrivo</text:span> sarà: <draw:frame draw:style-name="fr1" draw:name="Oggetto1" text:anchor-type="as-char" svg:width="1.166cm" svg:height="0.997cm" draw:z-index="6"><draw:object xlink:href="./Object 1" xlink:type="simple" xlink:show="embed" xlink:actuate="onLoad"/><draw:image xlink:href="./ObjectReplacements/Object 1" xlink:type="simple" xlink:show="embed" xlink:actuate="onLoad"/></draw:frame>[job/sec]; il <text:span text:style-name="T1">throughput</text:span>: <draw:frame draw:style-name="fr1" draw:name="Oggetto2" text:anchor-type="as-char" svg:width="1.341cm" svg:height="0.997cm" draw:z-index="0"><draw:object xlink:href="./Object 2" xlink:type="simple" xlink:show="embed" xlink:actuate="onLoad"/><draw:image xlink:href="./ObjectReplacements/Object 2" xlink:type="simple" xlink:show="embed" xlink:actuate="onLoad"/></draw:frame> [job/sec].</text:p>
      <text:p text:style-name="Standard">Si definisce la grandezza <text:span text:style-name="T2">U</text:span> = <text:span text:style-name="T1">percentuale d'utilizzo</text:span> = <draw:frame draw:style-name="fr1" draw:name="Oggetto4" text:anchor-type="as-char" svg:width="0.587cm" svg:height="0.997cm" draw:z-index="2"><draw:object xlink:href="./Object 4" xlink:type="simple" xlink:show="embed" xlink:actuate="onLoad"/><draw:image xlink:href="./ObjectReplacements/Object 4" xlink:type="simple" xlink:show="embed" xlink:actuate="onLoad"/></draw:frame> <text:span text:style-name="T1">&lt;</text:span> 1, dove:</text:p>
      <text:p text:style-name="Standard"><draw:frame draw:style-name="fr1" draw:name="Oggetto3" text:anchor-type="as-char" svg:width="1.637cm" svg:height="1.139cm" draw:z-index="3"><draw:object xlink:href="./Object 3" xlink:type="simple" xlink:show="embed" xlink:actuate="onLoad"/><draw:image xlink:href="./ObjectReplacements/Object 3" xlink:type="simple" xlink:show="embed" xlink:actuate="onLoad"/></draw:frame>è detto <text:span text:style-name="T1">busy time</text:span>, con ti tutti gli intervalli di tempo in cui la stazione è occupata.</text:p>
      <text:p text:style-name="P3"/>
      <text:p text:style-name="P4"><text:span text:style-name="T4">Legge Operazionale</text:span>: <draw:frame draw:style-name="fr1" draw:name="Oggetto5" text:anchor-type="as-char" svg:width="2.669cm" svg:height="0.997cm" draw:z-index="4"><draw:object xlink:href="./Object 5" xlink:type="simple" xlink:show="embed" xlink:actuate="onLoad"/><draw:image xlink:href="./ObjectReplacements/Object 5" xlink:type="simple" xlink:show="embed" xlink:actuate="onLoad"/></draw:frame>.</text:p>
      <text:p text:style-name="P3"/>
      <text:p text:style-name="P4"><text:span text:style-name="T4">Ipotesi di Equilibrio</text:span>:</text:p>
      <text:p text:style-name="P4">notiamo che il throughput massimo della stazione sarà: <draw:frame draw:style-name="fr1" draw:name="Oggetto8" text:anchor-type="as-char" svg:width="1.104cm" svg:height="0.997cm" draw:z-index="7"><draw:object xlink:href="./Object 8" xlink:type="simple" xlink:show="embed" xlink:actuate="onLoad"/><draw:image xlink:href="./ObjectReplacements/Object 8" xlink:type="simple" xlink:show="embed" xlink:actuate="onLoad"/></draw:frame>, essa sarà saturata e U = 100%.</text:p>
      <text:p text:style-name="P4">In generale, potremo studiare il sistema s.se ciò che entra è uguale a quello che esce, cioè non si crea una coda che cresce all'infinito: <draw:frame draw:style-name="fr1" draw:name="Oggetto9" text:anchor-type="as-char" svg:width="1.05cm" svg:height="0.519cm" draw:z-index="8"><draw:object xlink:href="./Object 9" xlink:type="simple" xlink:show="embed" xlink:actuate="onLoad"/><draw:image xlink:href="./ObjectReplacements/Object 9" xlink:type="simple" xlink:show="embed" xlink:actuate="onLoad"/></draw:frame>.</text:p>
      <text:p text:style-name="P4">L'equilibrio dipende necessariamente dalla <text:span text:style-name="T1">distribuzione degli arrivi</text:span>, in particolare dalla sua varianza. Noi studieremo distribuzioni esponenziali, che esprimono degli arrivi casuali, ma quando è possibile conoscere di più sulla distribuzione degli arrivi è bene rifare i conti.</text:p>
      <text:p text:style-name="P4">Per stabilire l'equilibrio si usa la relazione: <draw:frame draw:style-name="fr1" draw:name="Oggetto10" text:anchor-type="as-char" svg:width="1.946cm" svg:height="1cm" draw:z-index="9"><draw:object xlink:href="./Object 10" xlink:type="simple" xlink:show="embed" xlink:actuate="onLoad"/><draw:image xlink:href="./ObjectReplacements/Object 10" xlink:type="simple" xlink:show="embed" xlink:actuate="onLoad"/></draw:frame>.</text:p>
      <text:p text:style-name="P4"/>
      <text:p text:style-name="P4"><text:span text:style-name="T4">Legge di Little</text:span>:</text:p>
      <text:p text:style-name="P4">definiamo <draw:frame draw:style-name="fr1" draw:name="Oggetto11" text:anchor-type="as-char" svg:width="2.088cm" svg:height="0.586cm" draw:z-index="10"><draw:object xlink:href="./Object 11" xlink:type="simple" xlink:show="embed" xlink:actuate="onLoad"/><draw:image xlink:href="./ObjectReplacements/Object 11" xlink:type="simple" xlink:show="embed" xlink:actuate="onLoad"/></draw:frame>, con n numero di utenti presenti nell'intervallo di tempo t<text:span text:style-name="T5">n</text:span>.</text:p>
      <text:p text:style-name="P4">Si deduce innanzitutto che<draw:frame draw:style-name="fr1" draw:name="Oggetto12" text:anchor-type="as-char" svg:width="5.766cm" svg:height="0.997cm" draw:z-index="12"><draw:object xlink:href="./Object 12" xlink:type="simple" xlink:show="embed" xlink:actuate="onLoad"/><draw:image xlink:href="./ObjectReplacements/Object 12" xlink:type="simple" xlink:show="embed" xlink:actuate="onLoad"/></draw:frame> <text:s/>e che <draw:frame draw:style-name="fr1" draw:name="Oggetto13" text:anchor-type="as-char" svg:width="1.355cm" svg:height="0.997cm" draw:z-index="13"><draw:object xlink:href="./Object 13" xlink:type="simple" xlink:show="embed" xlink:actuate="onLoad"/><draw:image xlink:href="./ObjectReplacements/Object 13" xlink:type="simple" xlink:show="embed" xlink:actuate="onLoad"/></draw:frame>da cui:<draw:frame draw:style-name="fr1" draw:name="Oggetto14" text:anchor-type="as-char" svg:width="1.496cm" svg:height="0.467cm" draw:z-index="11"><draw:object xlink:href="./Object 14" xlink:type="simple" xlink:show="embed" xlink:actuate="onLoad"/><draw:image xlink:href="./ObjectReplacements/Object 14" xlink:type="simple" xlink:show="embed" xlink:actuate="onLoad"/></draw:frame>.</text:p>
      <text:p text:style-name="P4"/>
      <text:p text:style-name="P4"/>
      <text:p text:style-name="P4"/>
      <text:p text:style-name="P4"><text:span text:style-name="T4">Modello di un impianto informatico</text:span>.</text:p>
      <text:p text:style-name="P4">Per parlare di un impianto informatico ci resta ancora la componente umana:</text:p>
      <text:p text:style-name="P4">si definisce <text:span text:style-name="T2">Z</text:span> = <text:span text:style-name="T1">think time</text:span> il tempo medio per pensare di un essere umano.</text:p>
      <text:p text:style-name="P4">L'utente è visto come una stazione ad infiniti servitori perchè introduce un ritardo ma non un tempo di coda perchè aspetta la risposta del servente.</text:p>
      <text:p text:style-name="P4">Legge di Little per sistemi con utenti interattivi: <draw:frame draw:style-name="fr1" draw:name="Oggetto15" text:anchor-type="as-char" svg:width="1.928cm" svg:height="0.997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4">Distinguiamo inoltre tra <text:span text:style-name="T1">modello aperto</text:span>, in cui è noto N, e <text:span text:style-name="T1">modello chiuso</text:span>, in cui N è variabile.</text:p>
      <text:p text:style-name="P4"/>
      <text:p text:style-name="P4"><text:span text:style-name="T4">Legge del flusso forzato</text:span>.</text:p>
      <text:p text:style-name="P4">In modelli complessi, anche un servente è a sua volta utilizzatore di una risorsa.</text:p>
      <text:p text:style-name="P4">Di conseguenza un suo job richiederà un numero medio di operazioni.</text:p>
      <text:p text:style-name="P4">Definito <draw:frame draw:style-name="fr1" draw:name="Oggetto16" text:anchor-type="as-char" svg:width="0.591cm" svg:height="0.529cm" draw:z-index="15"><draw:object xlink:href="./Object 16" xlink:type="simple" xlink:show="embed" xlink:actuate="onLoad"/><draw:image xlink:href="./ObjectReplacements/Object 16" xlink:type="simple" xlink:show="embed" xlink:actuate="onLoad"/></draw:frame> = numero di operazioni eseguite per compiere un numero <draw:frame draw:style-name="fr1" draw:name="Oggetto17" text:anchor-type="as-char" svg:width="0.651cm" svg:height="0.529cm" draw:z-index="16"><draw:object xlink:href="./Object 17" xlink:type="simple" xlink:show="embed" xlink:actuate="onLoad"/><draw:image xlink:href="./ObjectReplacements/Object 17" xlink:type="simple" xlink:show="embed" xlink:actuate="onLoad"/></draw:frame> di job, chiamiamo <draw:frame draw:style-name="fr1" draw:name="Oggetto18" text:anchor-type="as-char" svg:width="11.157cm" svg:height="1.124cm" draw:z-index="17"><draw:object xlink:href="./Object 18" xlink:type="simple" xlink:show="embed" xlink:actuate="onLoad"/><draw:image xlink:href="./ObjectReplacements/Object 18" xlink:type="simple" xlink:show="embed" xlink:actuate="onLoad"/></draw:frame> e</text:p>
      <text:p text:style-name="P4"><draw:frame draw:style-name="fr1" draw:name="Oggetto19" text:anchor-type="as-char" svg:width="8.779cm" svg:height="0.529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4"><draw:frame draw:style-name="fr1" draw:name="Oggetto20" text:anchor-type="as-char" svg:width="4.477cm" svg:height="1.124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by <text:a xlink:type="simple" xlink:href="http://raymant.altervista.org/">rayman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Riccardo Tasso</meta:initial-creator>
    <meta:creation-date>2006-04-10T10:45:04</meta:creation-date>
    <dc:creator>Riccardo Tasso</dc:creator>
    <dc:date>2006-07-01T10:54:22</dc:date>
    <dc:language>it-IT</dc:language>
    <meta:editing-cycles>11</meta:editing-cycles>
    <meta:editing-duration>PT1H57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20" meta:page-count="2" meta:paragraph-count="42" meta:word-count="404" meta:character-count="258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λ</math:mi>
      <math:mo math:stretchy="false">=</math:mo>
      <math:mfrac>
        <math:mi>A</math:mi>
        <math:mi>T</math:mi>
      </math:mfrac>
    </math:mrow>
    <math:annotation math:encoding="StarMath 5.0">λ = A over T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frac>
        <math:mfenced math:open="∣" math:close="∣">
          <math:mrow>
            <math:mi>A</math:mi>
            <math:mo math:stretchy="false">−</math:mo>
            <math:mi>C</math:mi>
          </math:mrow>
        </math:mfenced>
        <math:mi>C</math:mi>
      </math:mfrac>
      <math:mo math:stretchy="false"></math:mo>
      <math:mo math:stretchy="false"></math:mo>
    </math:mrow>
    <math:annotation math:encoding="StarMath 5.0">{abs{A- C}} over C &lt; %varepsilon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w>
        <math:mo math:stretchy="false">∑</math:mo>
        <math:mrow>
          <math:msub>
            <math:mi>t</math:mi>
            <math:mi>n</math:mi>
          </math:msub>
          <math:mi>n</math:mi>
        </math:mrow>
      </math:mrow>
    </math:mrow>
    <math:annotation math:encoding="StarMath 5.0">W = sum {t_n n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i>N</math:mi>
        <math:mo math:stretchy="false">=</math:mo>
        <math:mtext>numero medio di utenti</math:mtext>
      </math:mrow>
      <math:mo math:stretchy="false">=</math:mo>
      <math:mfrac>
        <math:mi>W</math:mi>
        <math:mi>T</math:mi>
      </math:mfrac>
    </math:mrow>
    <math:annotation math:encoding="StarMath 5.0"> N = "numero medio di utenti" = W over T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i>R</math:mi>
      <math:mo math:stretchy="false">=</math:mo>
      <math:mfrac>
        <math:mi>W</math:mi>
        <math:mi>C</math:mi>
      </math:mfrac>
    </math:mrow>
    <math:annotation math:encoding="StarMath 5.0">R = W over C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i>N</math:mi>
      <math:mo math:stretchy="false">=</math:mo>
      <math:mi math:fontstyle="italic">XR</math:mi>
    </math:mrow>
    <math:annotation math:encoding="StarMath 5.0">N = XR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>R</math:mi>
      <math:mo math:stretchy="false">=</math:mo>
      <math:mrow>
        <math:mfrac>
          <math:mi>N</math:mi>
          <math:mi>X</math:mi>
        </math:mfrac>
        <math:mo math:stretchy="false">−</math:mo>
        <math:mi>Z</math:mi>
      </math:mrow>
    </math:mrow>
    <math:annotation math:encoding="StarMath 5.0">R = N over X - Z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sub>
      <math:mi>C</math:mi>
      <math:mi>i</math:mi>
    </math:msub>
    <math:annotation math:encoding="StarMath 5.0">C_i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ub>
      <math:mi>C</math:mi>
      <math:mn>0</math:mn>
    </math:msub>
    <math:annotation math:encoding="StarMath 5.0">C_0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sub>
              <math:mi>V</math:mi>
              <math:mi>i</math:mi>
            </math:msub>
            <math:mo math:stretchy="false">=</math:mo>
            <math:mfrac>
              <math:msub>
                <math:mi>C</math:mi>
                <math:mi>i</math:mi>
              </math:msub>
              <math:msub>
                <math:mi>C</math:mi>
                <math:mn>0</math:mn>
              </math:msub>
            </math:mfrac>
          </math:mrow>
          <math:mo math:stretchy="false">=</math:mo>
          <math:mtext>numero medio di operazioni fatte per job</math:mtext>
        </math:mrow>
        <math:mo math:stretchy="false">=</math:mo>
        <math:mfrac>
          <math:msub>
            <math:mi>C</math:mi>
            <math:mi>i</math:mi>
          </math:msub>
          <math:mi>T</math:mi>
        </math:mfrac>
      </math:mrow>
      <math:mrow>
        <math:mfrac>
          <math:mi>T</math:mi>
          <math:msub>
            <math:mi>C</math:mi>
            <math:mn>0</math:mn>
          </math:msub>
        </math:mfrac>
        <math:mo math:stretchy="false">=</math:mo>
        <math:mfrac>
          <math:msub>
            <math:mi>X</math:mi>
            <math:mi>i</math:mi>
          </math:msub>
          <math:msub>
            <math:mi>X</math:mi>
            <math:mn>0</math:mn>
          </math:msub>
        </math:mfrac>
      </math:mrow>
    </math:mrow>
    <math:annotation math:encoding="StarMath 5.0">V_i = C_i over C_0 = "numero medio di operazioni fatte per job" = C_i over T T over C_0 = X_i over X_0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D</math:mi>
          <math:mi>i</math:mi>
        </math:msub>
        <math:mo math:stretchy="false">=</math:mo>
        <math:msub>
          <math:mi>V</math:mi>
          <math:mi>i</math:mi>
        </math:msub>
      </math:mrow>
      <math:mrow>
        <math:msub>
          <math:mi>S</math:mi>
          <math:mi>i</math:mi>
        </math:msub>
        <math:mo math:stretchy="false">=</math:mo>
        <math:mtext>richiesta totale di tempo ad una risorsa.</math:mtext>
      </math:mrow>
    </math:mrow>
    <math:annotation math:encoding="StarMath 5.0">D_i = V_i S_i =  "richiesta totale di tempo ad una risorsa."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=</math:mo>
      <math:mfrac>
        <math:mi>C</math:mi>
        <math:mi>T</math:mi>
      </math:mfrac>
    </math:mrow>
    <math:annotation math:encoding="StarMath 5.0">X = C over T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sub>
              <math:mi>X</math:mi>
              <math:mn>0</math:mn>
            </math:msub>
            <math:mo math:stretchy="false">=</math:mo>
            <math:mfrac>
              <math:msub>
                <math:mi>U</math:mi>
                <math:mi>i</math:mi>
              </math:msub>
              <math:msub>
                <math:mi>U</math:mi>
                <math:mi>j</math:mi>
              </math:msub>
            </math:mfrac>
          </math:mrow>
          <math:mo math:stretchy="false">=</math:mo>
          <math:mfrac>
            <math:msub>
              <math:mi>D</math:mi>
              <math:mi>i</math:mi>
            </math:msub>
            <math:msub>
              <math:mi>D</math:mi>
              <math:mi>j</math:mi>
            </math:msub>
          </math:mfrac>
        </math:mrow>
        <math:mo math:stretchy="false">=</math:mo>
        <math:mi math:fontstyle="italic">funz</math:mi>
      </math:mrow>
      <math:mrow>
        <math:mo math:stretchy="false"></math:mo>
        <math:mi>N</math:mi>
        <math:mo math:stretchy="false"></math:mo>
      </math:mrow>
    </math:mrow>
    <math:annotation math:encoding="StarMath 5.0">X_0 = U_i over U_j = D_i over D_j = funz(N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=</math:mo>
      <math:mrow>
        <math:munderover>
          <math:mo math:stretchy="false">∑</math:mo>
          <math:mrow>
            <math:mi>i</math:mi>
            <math:mo math:stretchy="false">=</math:mo>
            <math:mn>1</math:mn>
          </math:mrow>
          <math:mi>n</math:mi>
        </math:munderover>
        <math:msub>
          <math:mi>t</math:mi>
          <math:mi>i</math:mi>
        </math:msub>
      </math:mrow>
    </math:mrow>
    <math:annotation math:encoding="StarMath 5.0">B = sum from {i = 1} to {n} {t_i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frac>
      <math:mi>B</math:mi>
      <math:mi>T</math:mi>
    </math:mfrac>
    <math:annotation math:encoding="StarMath 5.0">B over T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i>U</math:mi>
        <math:mo math:stretchy="false">=</math:mo>
        <math:mfrac>
          <math:mi>B</math:mi>
          <math:mi>C</math:mi>
        </math:mfrac>
      </math:mrow>
      <math:mrow>
        <math:mfrac>
          <math:mi>C</math:mi>
          <math:mi>T</math:mi>
        </math:mfrac>
        <math:mo math:stretchy="false">=</math:mo>
        <math:mi>s</math:mi>
      </math:mrow>
      <math:mi>X</math:mi>
    </math:mrow>
    <math:annotation math:encoding="StarMath 5.0">U = B over C C over T = s X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row>
          <math:mo math:stretchy="false"></math:mo>
          <math:mi>t</math:mi>
          <math:mo math:stretchy="false"></math:mo>
        </math:mrow>
        <math:mo math:stretchy="false"></math:mo>
        <math:mi>C</math:mi>
      </math:mrow>
      <math:mrow>
        <math:mo math:stretchy="false"></math:mo>
        <math:mi>t</math:mi>
        <math:mo math:stretchy="false"></math:mo>
      </math:mrow>
    </math:mrow>
    <math:annotation math:encoding="StarMath 5.0">A(t) geslant C(t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N</math:mi>
      <math:mrow>
        <math:mrow>
          <math:mo math:stretchy="false"></math:mo>
          <math:mi math:fontstyle="italic">t1</math:mi>
          <math:mo math:stretchy="false"></math:mo>
        </math:mrow>
        <math:mo math:stretchy="false">=</math:mo>
        <math:mi>A</math:mi>
      </math:mrow>
      <math:mrow>
        <math:mo math:stretchy="false"></math:mo>
        <math:mi math:fontstyle="italic">t1</math:mi>
        <math:mo math:stretchy="false"></math:mo>
      </math:mrow>
      <math:mi>–</math:mi>
      <math:mi>C</math:mi>
      <math:mrow>
        <math:mo math:stretchy="false"></math:mo>
        <math:mi math:fontstyle="italic">t1</math:mi>
        <math:mo math:stretchy="false"></math:mo>
      </math:mrow>
    </math:mrow>
    <math:annotation math:encoding="StarMath 5.0">N(t1) = A(t1) – C(t1)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o math:stretchy="false"></math:mo>
      <math:mo math:stretchy="false">=</math:mo>
      <math:mfrac>
        <math:mn>1</math:mn>
        <math:mi>s</math:mi>
      </math:mfrac>
    </math:mrow>
    <math:annotation math:encoding="StarMath 5.0">%mu = 1 over s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o math:stretchy="false"></math:mo>
      <math:mo math:stretchy="false"></math:mo>
      <math:mo math:stretchy="false"></math:mo>
    </math:mrow>
    <math:annotation math:encoding="StarMath 5.0">%lambda &lt; %mu</math:annotation>
  </math:semantics>
</math:math>
</file>